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9.5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0.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225.41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186.8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 style:data-style-name="N60">
      <style:table-cell-properties fo:border="0.06pt solid #000000"/>
    </style:style>
    <style:style style:name="ce5" style:family="table-cell" style:parent-style-name="Default" style:data-style-name="N61">
      <style:table-cell-properties fo:border="0.06pt solid #000000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O_Biological_Process_2018_table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Adjusted P-value</text:p>
          </table:table-cell>
        </table:table-row>
        <table:table-row table:style-name="ro2">
          <table:table-cell office:value-type="string" calcext:value-type="string">
            <text:p>regulation of transcription from RNA polymerase II promoter (GO:0006357)</text:p>
          </table:table-cell>
          <table:table-cell office:value-type="float" office:value="6.08998920182821E-118" calcext:value-type="float">
            <text:p>6.09E-118</text:p>
          </table:table-cell>
          <table:table-cell office:value-type="float" office:value="3.10772148969294E-114" calcext:value-type="float">
            <text:p>3.11E-114</text:p>
          </table:table-cell>
        </table:table-row>
        <table:table-row table:style-name="ro1">
          <table:table-cell office:value-type="string" calcext:value-type="string">
            <text:p>regulation of transcription <text:s/>DNA-templated (GO:0006355)</text:p>
          </table:table-cell>
          <table:table-cell office:value-type="float" office:value="4.12070068583355E-104" calcext:value-type="float">
            <text:p>4.12E-104</text:p>
          </table:table-cell>
          <table:table-cell office:value-type="float" office:value="1.05139677999043E-100" calcext:value-type="float">
            <text:p>1.05E-100</text:p>
          </table:table-cell>
        </table:table-row>
        <table:table-row table:style-name="ro1">
          <table:table-cell office:value-type="string" calcext:value-type="string">
            <text:p>positive regulation of transcription <text:s/>DNA-templated (GO:0045893)</text:p>
          </table:table-cell>
          <table:table-cell office:value-type="float" office:value="3.09198174646936E-098" calcext:value-type="float">
            <text:p>3.09E-098</text:p>
          </table:table-cell>
          <table:table-cell office:value-type="float" office:value="5.25946095074439E-095" calcext:value-type="float">
            <text:p>5.26E-095</text:p>
          </table:table-cell>
        </table:table-row>
        <table:table-row table:style-name="ro1">
          <table:table-cell office:value-type="string" calcext:value-type="string">
            <text:p>negative regulation of transcription <text:s/>DNA-templated (GO:0045892)</text:p>
          </table:table-cell>
          <table:table-cell office:value-type="float" office:value="2.37366520696866E-092" calcext:value-type="float">
            <text:p>2.37E-092</text:p>
          </table:table-cell>
          <table:table-cell office:value-type="float" office:value="3.02820338779027E-089" calcext:value-type="float">
            <text:p>3.03E-089</text:p>
          </table:table-cell>
        </table:table-row>
        <table:table-row table:style-name="ro2">
          <table:table-cell office:value-type="string" calcext:value-type="string">
            <text:p>positive regulation of transcription from RNA polymerase II promoter (GO:0045944)</text:p>
          </table:table-cell>
          <table:table-cell office:value-type="float" office:value="1.2336968266748E-084" calcext:value-type="float">
            <text:p>1.23E-084</text:p>
          </table:table-cell>
          <table:table-cell office:value-type="float" office:value="1.2591109813043E-081" calcext:value-type="float">
            <text:p>1.26E-081</text:p>
          </table:table-cell>
        </table:table-row>
        <table:table-row table:style-name="ro1">
          <table:table-cell office:value-type="string" calcext:value-type="string">
            <text:p>positive regulation of gene expression (GO:0010628)</text:p>
          </table:table-cell>
          <table:table-cell office:value-type="float" office:value="6.72958590794373E-079" calcext:value-type="float">
            <text:p>6.73E-079</text:p>
          </table:table-cell>
          <table:table-cell office:value-type="float" office:value="5.72351281470614E-076" calcext:value-type="float">
            <text:p>5.72E-076</text:p>
          </table:table-cell>
        </table:table-row>
        <table:table-row table:style-name="ro2">
          <table:table-cell office:value-type="string" calcext:value-type="string">
            <text:p>negative regulation of transcription from RNA polymerase II promoter (GO:0000122)</text:p>
          </table:table-cell>
          <table:table-cell office:value-type="float" office:value="4.65334739042653E-074" calcext:value-type="float">
            <text:p>4.65E-074</text:p>
          </table:table-cell>
          <table:table-cell office:value-type="float" office:value="3.39229024762094E-071" calcext:value-type="float">
            <text:p>3.39E-071</text:p>
          </table:table-cell>
        </table:table-row>
        <table:table-row table:style-name="ro2">
          <table:table-cell office:value-type="string" calcext:value-type="string">
            <text:p>positive regulation of nucleic acid-templated transcription (GO:1903508)</text:p>
          </table:table-cell>
          <table:table-cell office:value-type="float" office:value="5.48600894614011E-074" calcext:value-type="float">
            <text:p>5.49E-074</text:p>
          </table:table-cell>
          <table:table-cell office:value-type="float" office:value="3.49938795651912E-071" calcext:value-type="float">
            <text:p>3.50E-071</text:p>
          </table:table-cell>
        </table:table-row>
        <table:table-row table:style-name="ro1">
          <table:table-cell office:value-type="string" calcext:value-type="string">
            <text:p>negative regulation of gene expression (GO:0010629)</text:p>
          </table:table-cell>
          <table:table-cell office:value-type="float" office:value="1.40499310551289E-073" calcext:value-type="float">
            <text:p>1.40E-073</text:p>
          </table:table-cell>
          <table:table-cell office:value-type="float" office:value="7.96631090825809E-071" calcext:value-type="float">
            <text:p>7.97E-071</text:p>
          </table:table-cell>
        </table:table-row>
        <table:table-row table:style-name="ro2">
          <table:table-cell office:value-type="string" calcext:value-type="string">
            <text:p>negative regulation of nucleic acid-templated transcription (GO:1903507)</text:p>
          </table:table-cell>
          <table:table-cell office:value-type="float" office:value="7.12593303254517E-058" calcext:value-type="float">
            <text:p>7.13E-058</text:p>
          </table:table-cell>
          <table:table-cell office:value-type="float" office:value="3.6363636265078E-055" calcext:value-type="float">
            <text:p>3.64E-055</text:p>
          </table:table-cell>
        </table:table-row>
      </table:table>
      <table:table table:name="GO_Cellular_Component_2018_table" table:style-name="ta1">
        <table:table-column table:style-name="co5" table:default-cell-style-name="ce3"/>
        <table:table-column table:style-name="co6" table:number-columns-repeated="2" table:default-cell-style-name="ce5"/>
        <table:table-row table:style-name="ro1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Adjusted P-value</text:p>
          </table:table-cell>
        </table:table-row>
        <table:table-row table:style-name="ro1">
          <table:table-cell office:value-type="string" calcext:value-type="string">
            <text:p>nuclear chromatin (GO:0000790)</text:p>
          </table:table-cell>
          <table:table-cell office:value-type="float" office:value="3.53425786026703E-087" calcext:value-type="float">
            <text:p>3.53E-87</text:p>
          </table:table-cell>
          <table:table-cell office:value-type="float" office:value="1.5762790056791E-084" calcext:value-type="float">
            <text:p>1.58E-84</text:p>
          </table:table-cell>
        </table:table-row>
        <table:table-row table:style-name="ro2">
          <table:table-cell office:value-type="string" calcext:value-type="string">
            <text:p>nuclear chromosome part (GO:0044454)</text:p>
          </table:table-cell>
          <table:table-cell office:value-type="float" office:value="7.80357261998966E-080" calcext:value-type="float">
            <text:p>7.80E-80</text:p>
          </table:table-cell>
          <table:table-cell office:value-type="float" office:value="1.74019669425769E-077" calcext:value-type="float">
            <text:p>1.74E-77</text:p>
          </table:table-cell>
        </table:table-row>
        <table:table-row table:style-name="ro1">
          <table:table-cell office:value-type="string" calcext:value-type="string">
            <text:p>chromatin (GO:0000785)</text:p>
          </table:table-cell>
          <table:table-cell office:value-type="float" office:value="1.15763324301812E-071" calcext:value-type="float">
            <text:p>1.16E-71</text:p>
          </table:table-cell>
          <table:table-cell office:value-type="float" office:value="1.72101475462028E-069" calcext:value-type="float">
            <text:p>1.72E-69</text:p>
          </table:table-cell>
        </table:table-row>
        <table:table-row table:style-name="ro2">
          <table:table-cell office:value-type="string" calcext:value-type="string">
            <text:p>RNA polymerase II transcription factor complex (GO:0090575)</text:p>
          </table:table-cell>
          <table:table-cell office:value-type="float" office:value="1.92589199575968E-035" calcext:value-type="float">
            <text:p>1.93E-35</text:p>
          </table:table-cell>
          <table:table-cell office:value-type="float" office:value="2.14736957527204E-033" calcext:value-type="float">
            <text:p>2.15E-33</text:p>
          </table:table-cell>
        </table:table-row>
        <table:table-row table:style-name="ro1">
          <table:table-cell office:value-type="string" calcext:value-type="string">
            <text:p>BAF-type complex (GO:0090544)</text:p>
          </table:table-cell>
          <table:table-cell office:value-type="float" office:value="4.170662858987E-026" calcext:value-type="float">
            <text:p>4.17E-26</text:p>
          </table:table-cell>
          <table:table-cell office:value-type="float" office:value="3.7202312702164E-024" calcext:value-type="float">
            <text:p>3.72E-24</text:p>
          </table:table-cell>
        </table:table-row>
        <table:table-row table:style-name="ro1">
          <table:table-cell office:value-type="string" calcext:value-type="string">
            <text:p>SWI/SNF complex (GO:0016514)</text:p>
          </table:table-cell>
          <table:table-cell office:value-type="float" office:value="6.9445704394703E-025" calcext:value-type="float">
            <text:p>6.94E-25</text:p>
          </table:table-cell>
          <table:table-cell office:value-type="float" office:value="5.16213069333959E-023" calcext:value-type="float">
            <text:p>5.16E-23</text:p>
          </table:table-cell>
        </table:table-row>
        <table:table-row table:style-name="ro2">
          <table:table-cell office:value-type="string" calcext:value-type="string">
            <text:p>histone methyltransferase complex (GO:0035097)</text:p>
          </table:table-cell>
          <table:table-cell office:value-type="float" office:value="4.03993494005938E-024" calcext:value-type="float">
            <text:p>4.04E-24</text:p>
          </table:table-cell>
          <table:table-cell office:value-type="float" office:value="2.57401569038069E-022" calcext:value-type="float">
            <text:p>2.57E-22</text:p>
          </table:table-cell>
        </table:table-row>
        <table:table-row table:style-name="ro2">
          <table:table-cell office:value-type="string" calcext:value-type="string">
            <text:p>nuclear transcription factor complex (GO:0044798)</text:p>
          </table:table-cell>
          <table:table-cell office:value-type="float" office:value="2.30395149111704E-022" calcext:value-type="float">
            <text:p>2.30E-22</text:p>
          </table:table-cell>
          <table:table-cell office:value-type="float" office:value="1.28445295629775E-020" calcext:value-type="float">
            <text:p>1.28E-20</text:p>
          </table:table-cell>
        </table:table-row>
        <table:table-row table:style-name="ro1">
          <table:table-cell office:value-type="string" calcext:value-type="string">
            <text:p>npBAF complex (GO:0071564)</text:p>
          </table:table-cell>
          <table:table-cell office:value-type="float" office:value="8.68762161173928E-020" calcext:value-type="float">
            <text:p>8.69E-20</text:p>
          </table:table-cell>
          <table:table-cell office:value-type="float" office:value="4.30519915426191E-018" calcext:value-type="float">
            <text:p>4.31E-18</text:p>
          </table:table-cell>
        </table:table-row>
        <table:table-row table:style-name="ro1">
          <table:table-cell office:value-type="string" calcext:value-type="string">
            <text:p>CHD-type complex (GO:0090545)</text:p>
          </table:table-cell>
          <table:table-cell office:value-type="float" office:value="3.16680395024848E-019" calcext:value-type="float">
            <text:p>3.17E-19</text:p>
          </table:table-cell>
          <table:table-cell office:value-type="float" office:value="1.41239456181082E-017" calcext:value-type="float">
            <text:p>1.41E-17</text:p>
          </table:table-cell>
        </table:table-row>
      </table:table>
      <table:table table:name="GO_Molecular_Function_2018_table" table:style-name="ta1">
        <table:table-column table:style-name="co7" table:default-cell-style-name="ce3"/>
        <table:table-column table:style-name="co4" table:number-columns-repeated="2" table:default-cell-style-name="ce5"/>
        <table:table-row table:style-name="ro1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Adjusted P-value</text:p>
          </table:table-cell>
        </table:table-row>
        <table:table-row table:style-name="ro2">
          <table:table-cell office:value-type="string" calcext:value-type="string">
            <text:p>transcription regulatory region DNA binding (GO:0044212)</text:p>
          </table:table-cell>
          <table:table-cell office:value-type="float" office:value="2.49132922297157E-078" calcext:value-type="float">
            <text:p>2.49E-78</text:p>
          </table:table-cell>
          <table:table-cell office:value-type="float" office:value="2.86751993564027E-075" calcext:value-type="float">
            <text:p>2.87E-75</text:p>
          </table:table-cell>
        </table:table-row>
        <table:table-row table:style-name="ro2">
          <table:table-cell office:value-type="string" calcext:value-type="string">
            <text:p>RNA polymerase II regulatory region sequence-specific DNA binding (GO:0000977)</text:p>
          </table:table-cell>
          <table:table-cell office:value-type="float" office:value="1.26633092281675E-072" calcext:value-type="float">
            <text:p>1.27E-72</text:p>
          </table:table-cell>
          <table:table-cell office:value-type="float" office:value="7.2877344608104E-070" calcext:value-type="float">
            <text:p>7.29E-70</text:p>
          </table:table-cell>
        </table:table-row>
        <table:table-row table:style-name="ro1">
          <table:table-cell office:value-type="string" calcext:value-type="string">
            <text:p>DNA binding (GO:0003677)</text:p>
          </table:table-cell>
          <table:table-cell office:value-type="float" office:value="4.79939419981194E-065" calcext:value-type="float">
            <text:p>4.80E-65</text:p>
          </table:table-cell>
          <table:table-cell office:value-type="float" office:value="1.84136757466118E-062" calcext:value-type="float">
            <text:p>1.84E-62</text:p>
          </table:table-cell>
        </table:table-row>
        <table:table-row table:style-name="ro1">
          <table:table-cell office:value-type="string" calcext:value-type="string">
            <text:p>transcription coactivator activity (GO:0003713)</text:p>
          </table:table-cell>
          <table:table-cell office:value-type="float" office:value="1.82095579012443E-056" calcext:value-type="float">
            <text:p>1.82E-56</text:p>
          </table:table-cell>
          <table:table-cell office:value-type="float" office:value="5.23980028608306E-054" calcext:value-type="float">
            <text:p>5.24E-54</text:p>
          </table:table-cell>
        </table:table-row>
        <table:table-row table:style-name="ro2">
          <table:table-cell office:value-type="string" calcext:value-type="string">
            <text:p>core promoter proximal region sequence-specific DNA binding (GO:0000987)</text:p>
          </table:table-cell>
          <table:table-cell office:value-type="float" office:value="1.29339311168169E-051" calcext:value-type="float">
            <text:p>1.29E-51</text:p>
          </table:table-cell>
          <table:table-cell office:value-type="float" office:value="2.97739094309125E-049" calcext:value-type="float">
            <text:p>2.98E-49</text:p>
          </table:table-cell>
        </table:table-row>
        <table:table-row table:style-name="ro2">
          <table:table-cell office:value-type="string" calcext:value-type="string">
            <text:p>transcription regulatory region sequence-specific DNA binding (GO:0000976)</text:p>
          </table:table-cell>
          <table:table-cell office:value-type="float" office:value="1.94859629273874E-050" calcext:value-type="float">
            <text:p>1.95E-50</text:p>
          </table:table-cell>
          <table:table-cell office:value-type="float" office:value="3.73805722157048E-048" calcext:value-type="float">
            <text:p>3.74E-48</text:p>
          </table:table-cell>
        </table:table-row>
        <table:table-row table:style-name="ro1">
          <table:table-cell office:value-type="string" calcext:value-type="string">
            <text:p>regulatory region DNA binding (GO:0000975)</text:p>
          </table:table-cell>
          <table:table-cell office:value-type="float" office:value="1.59842954686839E-047" calcext:value-type="float">
            <text:p>1.60E-47</text:p>
          </table:table-cell>
          <table:table-cell office:value-type="float" office:value="2.62827486920789E-045" calcext:value-type="float">
            <text:p>2.63E-45</text:p>
          </table:table-cell>
        </table:table-row>
        <table:table-row table:style-name="ro2">
          <table:table-cell office:value-type="string" calcext:value-type="string">
            <text:p>RNA polymerase II core promoter proximal region sequence-specific DNA binding (GO:0000978)</text:p>
          </table:table-cell>
          <table:table-cell office:value-type="float" office:value="4.3905313077725E-047" calcext:value-type="float">
            <text:p>4.39E-47</text:p>
          </table:table-cell>
          <table:table-cell office:value-type="float" office:value="6.31687691905768E-045" calcext:value-type="float">
            <text:p>6.32E-45</text:p>
          </table:table-cell>
        </table:table-row>
        <table:table-row table:style-name="ro2">
          <table:table-cell office:value-type="string" calcext:value-type="string">
            <text:p>RNA polymerase II distal enhancer sequence-specific DNA binding (GO:0000980)</text:p>
          </table:table-cell>
          <table:table-cell office:value-type="float" office:value="6.24436500650198E-041" calcext:value-type="float">
            <text:p>6.24E-41</text:p>
          </table:table-cell>
          <table:table-cell office:value-type="float" office:value="7.98584902498197E-039" calcext:value-type="float">
            <text:p>7.99E-39</text:p>
          </table:table-cell>
        </table:table-row>
        <table:table-row table:style-name="ro2">
          <table:table-cell office:value-type="string" calcext:value-type="string">
            <text:p>enhancer sequence-specific DNA binding (GO:0001158)</text:p>
          </table:table-cell>
          <table:table-cell office:value-type="float" office:value="1.15716055182233E-039" calcext:value-type="float">
            <text:p>1.16E-39</text:p>
          </table:table-cell>
          <table:table-cell office:value-type="float" office:value="1.33189179514751E-037" calcext:value-type="float">
            <text:p>1.33E-37</text:p>
          </table:table-cell>
        </table:table-row>
      </table:table>
      <table:table table:name="KEGG_2019_Human_table" table:style-name="ta1">
        <table:table-column table:style-name="co8" table:default-cell-style-name="ce3"/>
        <table:table-column table:style-name="co4" table:number-columns-repeated="2" table:default-cell-style-name="ce5"/>
        <table:table-row table:style-name="ro1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Adjusted P-value</text:p>
          </table:table-cell>
        </table:table-row>
        <table:table-row table:style-name="ro2">
          <table:table-cell office:value-type="string" calcext:value-type="string">
            <text:p>Thyroid hormone signaling pathway</text:p>
          </table:table-cell>
          <table:table-cell office:value-type="float" office:value="4.02199744190978E-031" calcext:value-type="float">
            <text:p>4.02E-31</text:p>
          </table:table-cell>
          <table:table-cell office:value-type="float" office:value="1.23877521210821E-028" calcext:value-type="float">
            <text:p>1.24E-28</text:p>
          </table:table-cell>
        </table:table-row>
        <table:table-row table:style-name="ro2">
          <table:table-cell office:value-type="string" calcext:value-type="string">
            <text:p>Transcriptional misregulation in cancer</text:p>
          </table:table-cell>
          <table:table-cell office:value-type="float" office:value="4.75702391330405E-029" calcext:value-type="float">
            <text:p>4.76E-29</text:p>
          </table:table-cell>
          <table:table-cell office:value-type="float" office:value="7.32581682648824E-027" calcext:value-type="float">
            <text:p>7.33E-27</text:p>
          </table:table-cell>
        </table:table-row>
        <table:table-row table:style-name="ro1">
          <table:table-cell office:value-type="string" calcext:value-type="string">
            <text:p>Pathways in cancer</text:p>
          </table:table-cell>
          <table:table-cell office:value-type="float" office:value="7.1442975707912E-027" calcext:value-type="float">
            <text:p>7.14E-27</text:p>
          </table:table-cell>
          <table:table-cell office:value-type="float" office:value="7.33481217267896E-025" calcext:value-type="float">
            <text:p>7.33E-25</text:p>
          </table:table-cell>
        </table:table-row>
        <table:table-row table:style-name="ro1">
          <table:table-cell office:value-type="string" calcext:value-type="string">
            <text:p>Hepatocellular carcinoma</text:p>
          </table:table-cell>
          <table:table-cell office:value-type="float" office:value="1.30031486289786E-023" calcext:value-type="float">
            <text:p>1.30E-23</text:p>
          </table:table-cell>
          <table:table-cell office:value-type="float" office:value="1.00124244443135E-021" calcext:value-type="float">
            <text:p>1.00E-21</text:p>
          </table:table-cell>
        </table:table-row>
        <table:table-row table:style-name="ro2">
          <table:table-cell office:value-type="string" calcext:value-type="string">
            <text:p>Human T-cell leukemia virus 1 infection</text:p>
          </table:table-cell>
          <table:table-cell office:value-type="float" office:value="8.6301175034365E-022" calcext:value-type="float">
            <text:p>8.63E-22</text:p>
          </table:table-cell>
          <table:table-cell office:value-type="float" office:value="5.31615238211689E-020" calcext:value-type="float">
            <text:p>5.32E-20</text:p>
          </table:table-cell>
        </table:table-row>
        <table:table-row table:style-name="ro1">
          <table:table-cell office:value-type="string" calcext:value-type="string">
            <text:p>Viral carcinogenesis</text:p>
          </table:table-cell>
          <table:table-cell office:value-type="float" office:value="2.45839666210491E-020" calcext:value-type="float">
            <text:p>2.46E-20</text:p>
          </table:table-cell>
          <table:table-cell office:value-type="float" office:value="1.26197695321385E-018" calcext:value-type="float">
            <text:p>1.26E-18</text:p>
          </table:table-cell>
        </table:table-row>
        <table:table-row table:style-name="ro1">
          <table:table-cell office:value-type="string" calcext:value-type="string">
            <text:p>Hepatitis B</text:p>
          </table:table-cell>
          <table:table-cell office:value-type="float" office:value="8.54413534970584E-019" calcext:value-type="float">
            <text:p>8.54E-19</text:p>
          </table:table-cell>
          <table:table-cell office:value-type="float" office:value="3.75941955387057E-017" calcext:value-type="float">
            <text:p>3.76E-17</text:p>
          </table:table-cell>
        </table:table-row>
        <table:table-row table:style-name="ro1">
          <table:table-cell office:value-type="string" calcext:value-type="string">
            <text:p>Th17 cell differentiation</text:p>
          </table:table-cell>
          <table:table-cell office:value-type="float" office:value="2.45458830503434E-017" calcext:value-type="float">
            <text:p>2.45E-17</text:p>
          </table:table-cell>
          <table:table-cell office:value-type="float" office:value="9.4501649743822E-016" calcext:value-type="float">
            <text:p>9.45E-16</text:p>
          </table:table-cell>
        </table:table-row>
        <table:table-row table:style-name="ro2">
          <table:table-cell office:value-type="string" calcext:value-type="string">
            <text:p>Kaposi sarcoma-associated herpesvirus infection</text:p>
          </table:table-cell>
          <table:table-cell office:value-type="float" office:value="3.15291057349518E-015" calcext:value-type="float">
            <text:p>3.15E-15</text:p>
          </table:table-cell>
          <table:table-cell office:value-type="float" office:value="0.000000000000107899606292946" calcext:value-type="float">
            <text:p>1.08E-13</text:p>
          </table:table-cell>
        </table:table-row>
        <table:table-row table:style-name="ro1">
          <table:table-cell office:value-type="string" calcext:value-type="string">
            <text:p>Chronic myeloid leukemia</text:p>
          </table:table-cell>
          <table:table-cell office:value-type="float" office:value="0.0000000000000252191633529461" calcext:value-type="float">
            <text:p>2.52E-14</text:p>
          </table:table-cell>
          <table:table-cell office:value-type="float" office:value="0.000000000000776750231270741" calcext:value-type="float">
            <text:p>7.77E-13</text:p>
          </table:table-cell>
        </table:table-row>
      </table:table>
      <table:table table:name="GO" table:style-name="ta1"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row table:style-name="ro1">
          <table:table-cell table:style-name="ce3" office:value-type="string" calcext:value-type="string">
            <text:p>Biological Process</text:p>
          </table:table-cell>
          <table:table-cell table:style-name="ce3" office:value-type="string" calcext:value-type="string">
            <text:p>Cellular Component</text:p>
          </table:table-cell>
          <table:table-cell table:style-name="ce3" office:value-type="string" calcext:value-type="string">
            <text:p>Molecular Function</text:p>
          </table:table-cell>
        </table:table-row>
        <table:table-row table:style-name="ro2">
          <table:table-cell table:style-name="ce3" office:value-type="string" calcext:value-type="string">
            <text:p>regulation of transcription from RNA polymerase II promoter </text:p>
          </table:table-cell>
          <table:table-cell table:style-name="ce3" office:value-type="string" calcext:value-type="string">
            <text:p>nuclear chromatin </text:p>
          </table:table-cell>
          <table:table-cell table:style-name="ce3" office:value-type="string" calcext:value-type="string">
            <text:p>transcription regulatory region DNA binding </text:p>
          </table:table-cell>
        </table:table-row>
        <table:table-row table:style-name="ro3">
          <table:table-cell table:style-name="ce3" office:value-type="string" calcext:value-type="string">
            <text:p>regulation of transcription <text:s/>DNA-templated </text:p>
          </table:table-cell>
          <table:table-cell table:style-name="ce3" office:value-type="string" calcext:value-type="string">
            <text:p>nuclear chromosome part </text:p>
          </table:table-cell>
          <table:table-cell table:style-name="ce3" office:value-type="string" calcext:value-type="string">
            <text:p>RNA polymerase II regulatory region sequence-specific DNA binding </text:p>
          </table:table-cell>
        </table:table-row>
        <table:table-row table:style-name="ro2">
          <table:table-cell table:style-name="ce3" office:value-type="string" calcext:value-type="string">
            <text:p>positive regulation of transcription <text:s/>DNA-templated </text:p>
          </table:table-cell>
          <table:table-cell table:style-name="ce3" office:value-type="string" calcext:value-type="string">
            <text:p>chromatin </text:p>
          </table:table-cell>
          <table:table-cell table:style-name="ce3" office:value-type="string" calcext:value-type="string">
            <text:p>DNA binding </text:p>
          </table:table-cell>
        </table:table-row>
        <table:table-row table:style-name="ro2">
          <table:table-cell table:style-name="ce3" office:value-type="string" calcext:value-type="string">
            <text:p>negative regulation of transcription <text:s/>DNA-templated </text:p>
          </table:table-cell>
          <table:table-cell table:style-name="ce3" office:value-type="string" calcext:value-type="string">
            <text:p>RNA polymerase II transcription factor complex </text:p>
          </table:table-cell>
          <table:table-cell table:style-name="ce3" office:value-type="string" calcext:value-type="string">
            <text:p>transcription coactivator activity </text:p>
          </table:table-cell>
        </table:table-row>
        <table:table-row table:style-name="ro3">
          <table:table-cell table:style-name="ce3" office:value-type="string" calcext:value-type="string">
            <text:p>positive regulation of transcription from RNA polymerase II promoter </text:p>
          </table:table-cell>
          <table:table-cell table:style-name="ce3" office:value-type="string" calcext:value-type="string">
            <text:p>BAF-type complex </text:p>
          </table:table-cell>
          <table:table-cell table:style-name="ce3" office:value-type="string" calcext:value-type="string">
            <text:p>core promoter proximal region sequence-specific DNA binding </text:p>
          </table:table-cell>
        </table:table-row>
        <table:table-row table:style-name="ro2">
          <table:table-cell table:style-name="ce3" office:value-type="string" calcext:value-type="string">
            <text:p>positive regulation of gene expression </text:p>
          </table:table-cell>
          <table:table-cell table:style-name="ce3" office:value-type="string" calcext:value-type="string">
            <text:p>SWI/SNF complex </text:p>
          </table:table-cell>
          <table:table-cell table:style-name="ce3" office:value-type="string" calcext:value-type="string">
            <text:p>transcription regulatory region sequence-specific DNA binding </text:p>
          </table:table-cell>
        </table:table-row>
        <table:table-row table:style-name="ro3">
          <table:table-cell table:style-name="ce3" office:value-type="string" calcext:value-type="string">
            <text:p>negative regulation of transcription from RNA polymerase II promoter </text:p>
          </table:table-cell>
          <table:table-cell table:style-name="ce3" office:value-type="string" calcext:value-type="string">
            <text:p>histone methyltransferase complex </text:p>
          </table:table-cell>
          <table:table-cell table:style-name="ce3" office:value-type="string" calcext:value-type="string">
            <text:p>regulatory region DNA binding </text:p>
          </table:table-cell>
        </table:table-row>
        <table:table-row table:style-name="ro3">
          <table:table-cell table:style-name="ce3" office:value-type="string" calcext:value-type="string">
            <text:p>positive regulation of nucleic acid-templated transcription </text:p>
          </table:table-cell>
          <table:table-cell table:style-name="ce3" office:value-type="string" calcext:value-type="string">
            <text:p>nuclear transcription factor complex </text:p>
          </table:table-cell>
          <table:table-cell table:style-name="ce3" office:value-type="string" calcext:value-type="string">
            <text:p>RNA polymerase II core promoter proximal region sequence-specific DNA binding </text:p>
          </table:table-cell>
        </table:table-row>
        <table:table-row table:style-name="ro3">
          <table:table-cell table:style-name="ce3" office:value-type="string" calcext:value-type="string">
            <text:p>negative regulation of gene expression </text:p>
          </table:table-cell>
          <table:table-cell table:style-name="ce3" office:value-type="string" calcext:value-type="string">
            <text:p>npBAF complex </text:p>
          </table:table-cell>
          <table:table-cell table:style-name="ce3" office:value-type="string" calcext:value-type="string">
            <text:p>RNA polymerase II distal enhancer sequence-specific DNA binding </text:p>
          </table:table-cell>
        </table:table-row>
        <table:table-row table:style-name="ro2">
          <table:table-cell table:style-name="ce3" office:value-type="string" calcext:value-type="string">
            <text:p>negative regulation of nucleic acid-templated transcription </text:p>
          </table:table-cell>
          <table:table-cell table:style-name="ce3" office:value-type="string" calcext:value-type="string">
            <text:p>CHD-type complex </text:p>
          </table:table-cell>
          <table:table-cell table:style-name="ce3" office:value-type="string" calcext:value-type="string">
            <text:p>enhancer sequence-specific DNA binding 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22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3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24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25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26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7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29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31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32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3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4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2:39:46.271778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1:46:52.974259255</meta:creation-date>
    <dc:date>2020-01-14T13:09:09.233967704</dc:date>
    <meta:editing-duration>PT25M41S</meta:editing-duration>
    <meta:editing-cycles>8</meta:editing-cycles>
    <meta:generator>LibreOffice/6.0.7.3$Linux_X86_64 LibreOffice_project/00m0$Build-3</meta:generator>
    <meta:document-statistic meta:table-count="5" meta:cell-count="165" meta:object-count="0"/>
  </office:meta>
</office:document-meta>
</file>